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style>
    <style:style style:name="P3"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 </text:p>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odelovacie nastroje</text:p>
      <text:p text:style-name="Standard"/>
      <text:p text:style-name="Standard">\section{Business Process Modeling Notation}</text:p>
      <text:p text:style-name="P2">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2">BPMN definuje Business Process Diagram (BPD), ktorý graficky znázorňuje postupnosti firemných procesov. Objekty zachytené v grafe reprezentujú aktivity a orientované hrany naznačujú poradie ich vykonania. </text:p>
      <text:p text:style-name="P2"/>
      <text:p text:style-name="P2">\subsection{Rozdelenie objektov v BPMN}</text:p>
      <text:p text:style-name="P2">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Uprostred kruhu je priestor pre zobrazenie spresňujúcich spúšťačov alebo výsledkov. Definované sú š typy udalostí. Na začiatku toku sa umiestňujú štartovacie (Start) v priebehu <text:s/>používame medziľahlé (Intermediate) a tok ukončújeme koncovými (End) udalostami. V takomto poradí sú aj zobrazene na obrázku. \\</text:p>
      <text:p text:style-name="Standard"/>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text:soft-page-break/>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čím modelujeme interakciu medzi dvoma separátnymi procesmi. \\</text:p>
      <text:p text:style-name="Standard"/>
      <text:p text:style-name="Standard">\textbf{Dráha (Lane)}</text:p>
      <text:p text:style-name="Standard">\begin{center}\includegraphics{pic/data.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práv. \\</text:p>
      <text:p text:style-name="Standard"/>
      <text:p text:style-name="Standard">\subsection{Artefakty (Artifacts)}</text:p>
      <text:p text:style-name="Standard">Artefakty neovplyvňujú tok procesu ale ponúkajú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soft-page-break/>\textbf{<text:span text:style-name="T2"> Skupina </text:span>(<text:span text:style-name="T2">Group)</text:span>}</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P3"/>
      <text:p text:style-name="P3">\begin{center}\includegraphics{pic/typs.png}\end{center}</text:p>
      <text:p text:style-name="Standard"/>
      <text:p text:style-name="Standard">\section{Unified Modeling Language}</text:p>
      <text:p text:style-name="Standard"/>
      <text:p text:style-name="Standard">\section{BPEL???}</text:p>
      <text:p text:style-name="Standard"/>
      <text:p text:style-name="Standard">\section{SO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1T21:27:26</dc:date>
    <dc:creator>Miroslav Ligas</dc:creator>
    <meta:editing-duration>PT13H32M28S</meta:editing-duration>
    <meta:editing-cycles>18</meta:editing-cycles>
    <meta:generator>OpenOffice.org/3.0$Linux OpenOffice.org_project/300m15$Build-9379</meta:generator>
    <meta:document-statistic meta:table-count="0" meta:image-count="0" meta:object-count="0" meta:page-count="4" meta:paragraph-count="67" meta:word-count="1220" meta:character-count="9761"/>
    <meta:user-defined meta:name="Info 1"/>
    <meta:user-defined meta:name="Info 2"/>
    <meta:user-defined meta:name="Info 3"/>
    <meta:user-defined meta:name="Info 4"/>
  </office:meta>
</office:document-meta>
</file>